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Monaco" svg:font-family="Monaco"/>
  </office:font-face-decls>
  <office:automatic-styles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text-properties style:font-name="Monaco" fo:font-size="11.0pt" fo:color="#cb5f00"/>
    </style:style>
    <style:style style:name="P3" style:family="paragraph" style:parent-style-name="Standard">
      <style:text-properties style:font-name="Monaco" fo:font-size="11.0pt" fo:color="#512510"/>
    </style:style>
    <style:style style:name="T1" style:family="text">
      <style:text-properties fo:letter-spacing="0.0000in"/>
    </style:style>
    <style:style style:name="T2" style:family="text">
      <style:text-properties fo:color="#b73914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Narrative:</text:span></text:p>
      <text:p text:style-name="P1"><text:span text:style-name="T1">In order to communicate better</text:span></text:p>
      <text:p text:style-name="P1"><text:span text:style-name="T1">As a story writer</text:span></text:p>
      <text:p text:style-name="P1"><text:span text:style-name="T1">I want to be able to use ODT format</text:span></text:p>
      <text:p text:style-name="P1"><text:span text:style-name="T1"/></text:p>
      <text:p text:style-name="P2">Scenario: Just after midnight</text:p>
      <text:p text:style-name="P3">When the time is <text:span text:style-name="T2">00:00:01</text:span></text:p>
      <text:p text:style-name="P3">Then the clock should look like</text:p>
      <text:p text:style-name="P3">O</text:p>
      <text:p text:style-name="P3">OOOO</text:p>
      <text:p text:style-name="P3">OOOO</text:p>
      <text:p text:style-name="P3">OOOOOOOOOOO</text:p>
      <text:p text:style-name="P3">OO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